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722c1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661b9" officeooo:paragraph-rsid="002661b9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able_20_Contents" style:list-style-name="L1">
      <style:paragraph-properties fo:text-align="start" style:justify-single-word="false"/>
      <style:text-properties style:font-name="Arial" officeooo:rsid="002661b9" officeooo:paragraph-rsid="002661b9"/>
    </style:style>
    <style:style style:name="P10" style:family="paragraph" style:parent-style-name="Table_20_Contents" style:list-style-name="L2">
      <style:text-properties style:font-name="Arial" officeooo:rsid="002661b9" officeooo:paragraph-rsid="002661b9"/>
    </style:style>
    <style:style style:name="T1" style:family="text">
      <style:text-properties officeooo:rsid="00232872"/>
    </style:style>
    <style:style style:name="T2" style:family="text">
      <style:text-properties fo:font-weight="bold" officeooo:rsid="00214670" style:font-weight-asian="bold" style:font-weight-complex="bold"/>
    </style:style>
    <style:style style:name="T3" style:family="text">
      <style:text-properties fo:font-weight="bold" officeooo:rsid="00248a41" style:font-weight-asian="bold" style:font-weight-complex="bold"/>
    </style:style>
    <style:style style:name="T4" style:family="text">
      <style:text-properties officeooo:rsid="00214670"/>
    </style:style>
    <style:style style:name="T5" style:family="text">
      <style:text-properties officeooo:rsid="0025330d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3">3</text:span></text:p>
          </table:table-cell>
          <table:table-cell table:style-name="Tabelle4.A1" office:value-type="string">
            <text:p text:style-name="P3">Element: <text:span text:style-name="T3">6</text:span></text:p>
          </table:table-cell>
          <table:table-cell table:style-name="Tabelle4.C1" office:value-type="string">
            <text:p text:style-name="P3">Title: <text:span text:style-name="T2">Assignment </text:span><text:span text:style-name="T3">3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4">This can be either a short video or just textual instructions</text:span></text:p>
            <text:p text:style-name="P3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Assignment <text:span text:style-name="T5">3</text:span></text:p>
          </table:table-cell>
          <table:table-cell table:style-name="Tabelle1.C2" office:value-type="string">
            <text:list xml:id="list4875595393017244580" text:style-name="L1">
              <text:list-item>
                <text:p text:style-name="P9">Let's print out he numbers from a given start number <text:span text:style-name="T6">s</text:span> to a given end number <text:span text:style-name="T6">e</text:span> with a given step width <text:span text:style-name="T6">w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5">Assignment <text:span text:style-name="T5">3</text:span></text:p>
          </table:table-cell>
          <table:table-cell table:style-name="Tabelle1.C3" office:value-type="string">
            <text:list xml:id="list4919161229509106696" text:style-name="L2">
              <text:list-item>
                <text:p text:style-name="P10">Example: s = 1, e = 7, w = 2</text:p>
              </text:list-item>
              <text:list-item>
                <text:p text:style-name="P10">In words: every second number from 1 to 7</text:p>
              </text:list-item>
              <text:list-item>
                <text:p text:style-name="P10">Result: 1, 3, 5, 7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6">3</text:p>
          </table:table-cell>
          <table:table-cell table:style-name="Tabelle1.A2" office:value-type="string">
            <text:p text:style-name="P6">Assignment 3</text:p>
          </table:table-cell>
          <table:table-cell table:style-name="Tabelle1.C4" office:value-type="string">
            <text:list xml:id="list214210965967165" text:continue-numbering="true" text:style-name="L2">
              <text:list-item>
                <text:p text:style-name="P10">Hints:</text:p>
              </text:list-item>
              <text:list-item>
                <text:p text:style-name="P10">Use InputBox to get the numbers from the user</text:p>
              </text:list-item>
              <text:list-item>
                <text:p text:style-name="P10">Use a For loop to repeatedly print the numbers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722c1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9M5S</meta:editing-duration>
    <meta:editing-cycles>14</meta:editing-cycles>
    <meta:generator>LibreOffice/5.1.2.2$Windows_x86 LibreOffice_project/d3bf12ecb743fc0d20e0be0c58ca359301eb705f</meta:generator>
    <dc:date>2017-08-07T21:12:18.808000000</dc:date>
    <meta:document-statistic meta:table-count="2" meta:image-count="1" meta:object-count="0" meta:page-count="1" meta:paragraph-count="21" meta:word-count="119" meta:character-count="616" meta:non-whitespace-character-count="477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